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font-size="21pt" style:font-size-asian="21pt" style:font-size-complex="21pt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line-height="20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line-height="200%" fo:text-align="justify" style:justify-single-word="false" fo:text-indent="1.251cm" style:auto-text-indent="false" style:writing-mode="lr-tb"/>
      <style:text-properties style:font-name="Brush Script MT" fo:font-size="14pt" fo:font-style="italic" officeooo:paragraph-rsid="001580be" style:font-size-asian="14pt" style:font-style-asian="italic" style:font-size-complex="14pt" style:font-style-complex="italic" loext:padding="0.049cm" loext:border="0.06pt solid #000000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2cm" style:contextual-spacing="false" fo:text-align="center" style:justify-single-word="false" style:writing-mode="lr-tb"/>
      <style:text-properties fo:color="#c9211e" loext:opacity="100%" style:font-name="Arial" fo:font-size="26pt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style:font-name="sans-serif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loext:padding="0.049cm" loext:border="0.06pt solid #000000"/>
    </style:style>
    <style:style style:name="T8" style:family="text">
      <style:text-properties officeooo:rsid="001580be"/>
    </style:style>
    <style:style style:name="T9" style:family="text">
      <style:text-properties officeooo:rsid="001580be" loext:padding="0.049cm" loext:border="0.06pt solid #000000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fo:color="#ff8000" loext:opacity="100%" style:text-underline-style="solid" style:text-underline-type="double" style:text-underline-width="auto" style:text-underline-color="font-color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 loext:padding="0.049cm" loext:border="0.06pt solid #000000"/>
    </style:style>
    <style:style style:name="T14" style:family="text">
      <style:text-properties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 dia depois da <text:span text:style-name="T11">picada do mosquitos</text:span>.</text:p>
      <text:p text:style-name="P3"><text:soft-page-break/>Na <text:span text:style-name="T6">dengue hemorrágica</text:span>, o quadro clínico se agrava rapidamente, apresentando sinais de insuficiência circulatória e choque, podendo levar a pessoa à <text:span text:style-name="T12">morte em até 24 horas</text:span>. De acordo com estatísticas do Ministério da Saúde, cerca de <text:span text:style-name="T8">5% DAS PESSOAS COM DENGUE HEMORRÁGICA MORRE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2:28.754764332</meta:creation-date>
    <dc:date>2023-04-26T09:21:48.620110885</dc:date>
    <meta:editing-duration>PT39M22S</meta:editing-duration>
    <meta:editing-cycles>1</meta:editing-cycles>
    <meta:document-statistic meta:table-count="0" meta:image-count="0" meta:object-count="0" meta:page-count="2" meta:paragraph-count="3" meta:word-count="98" meta:character-count="569" meta:non-whitespace-character-count="474"/>
    <meta:generator>LibreOffice/7.4.5.1$Linux_X86_64 LibreOffice_project/40$Build-1</meta:generator>
  </office:meta>
</office:document-meta>
</file>